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4135" officeooo:paragraph-rsid="000341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jbjbjbrbijrb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4T03:57:54.626582818</meta:creation-date>
    <dc:date>2021-09-14T03:58:37.065185319</dc:date>
    <meta:editing-duration>PT45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6.4.7.2$Linux_X86_64 LibreOffice_project/40$Build-2</meta:generator>
  </office:meta>
</office:document-meta>
</file>